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99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99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23ff23" fo:font-weight="bold" style:font-weight-asian="bold" style:font-weight-complex="bold"/>
    </style:style>
    <style:style style:name="T7" style:family="text">
      <style:text-properties fo:color="#ffff99" fo:font-weight="bold" style:font-weight-asian="bold" style:font-weight-complex="bold"/>
    </style:style>
    <style:style style:name="T8" style:family="text">
      <style:text-properties fo:color="#ffff99"/>
    </style:style>
    <style:style style:name="T9" style:family="text">
      <style:text-properties fo:color="#23ff23"/>
    </style:style>
    <style:style style:name="T10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fff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ff00" fo:font-weight="bold" style:font-weight-asian="bold" style:font-weight-complex="bold"/>
    </style:style>
    <style:style style:name="T14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9999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762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38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exceptions</presentation:footer-decl>
      <presentation:footer-decl presentation:name="ftr2">CMPTxxxx</presentation:footer-decl>
      <presentation:date-time-decl presentation:name="dtd1" presentation:source="fixed">6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6cm" svg:height="4.58cm" svg:x="0.9cm" svg:y="1.736cm" presentation:class="title" presentation:user-transformed="true">
          <draw:text-box>
            <text:p text:style-name="P1">v1ch8: Constructor Initializer List<text:line-break/>v2ch1: Exception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6 Feb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Review last time: &lt;string&gt;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Ways to <text:span text:style-name="T1">initialize</text:span> a new string</text:p>
              </text:list-item>
              <text:list-item>
                <text:p>.<text:span text:style-name="T1">substr</text:span>(), <text:span text:style-name="T1">+</text:span>, .<text:span text:style-name="T1">insert</text:span>(), .<text:span text:style-name="T1">append</text:span>(), .<text:span text:style-name="T1">erase</text:span>()</text:p>
              </text:list-item>
              <text:list-item>
                <text:p>.<text:span text:style-name="T1">find</text:span>(), string::<text:span text:style-name="T1">npos</text:span>, .<text:span text:style-name="T1">replace</text:span>()</text:p>
              </text:list-item>
              <text:list-item>
                <text:p>.<text:span text:style-name="T1">length</text:span>(), .<text:span text:style-name="T1">capacity</text:span>(), .<text:span text:style-name="T1">reserve</text:span>()</text:p>
              </text:list-item>
              <text:list-item>
                <text:p><text:span text:style-name="T1">toupper</text:span>(), <text:span text:style-name="T1">tolower</text:span>()</text:p>
              </text:list-item>
              <text:list-item>
                <text:p>Lexicographic <text:span text:style-name="T1">sorting</text:span> of string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Addendum: initializers (v1ch8)</text:p>
          </draw:text-box>
        </draw:frame>
        <draw:frame presentation:style-name="pr6" draw:layer="layout" svg:width="25.199cm" svg:height="14.388cm" svg:x="1.4cm" svg:y="4.507cm" presentation:class="outline" presentation:user-transformed="true">
          <draw:text-box>
            <text:list text:style-name="L2">
              <text:list-item>
                <text:p>Consider a simple class with <text:span text:style-name="T1">attributes</text:span>:</text:p>
                <text:list>
                  <text:list-item>
                    <text:list>
                      <text:list-item>
                        <text:p><text:span text:style-name="T2">class Student {</text:span></text:p>
                        <text:list>
                          <text:list-item>
                            <text:list>
                              <text:list-item>
                                <text:p><text:span text:style-name="T2">string </text:span><text:span text:style-name="T3">name</text:span><text:span text:style-name="T2">;</text:span></text:p>
                              </text:list-item>
                              <text:list-item>
                                <text:p><text:span text:style-name="T2">int </text:span><text:span text:style-name="T3">ID</text:span><text:span text:style-name="T2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itialize</text:span> the attributes in the <text:span text:style-name="T1">constructor</text:span>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public:</text:span></text:p>
                            <text:list>
                              <text:list-item>
                                <text:p><text:span text:style-name="T4">Student(string </text:span><text:span text:style-name="T5">n</text:span><text:span text:style-name="T4">=””, int </text:span><text:span text:style-name="T5">i</text:span><text:span text:style-name="T4">=0) {</text:span></text:p>
                                <text:list>
                                  <text:list-item>
                                    <text:p><text:span text:style-name="T5">name</text:span><text:span text:style-name="T4"> = </text:span><text:span text:style-name="T5">n</text:span><text:span text:style-name="T4">;</text:span></text:p>
                                  </text:list-item>
                                  <text:list-item>
                                    <text:p><text:span text:style-name="T5">ID</text:span><text:span text:style-name="T4"> = </text:span><text:span text:style-name="T5">i</text:span><text:span text:style-name="T4">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4">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n we can <text:span text:style-name="T1">create</text:span> a new instance easily:</text:p>
                <text:list>
                  <text:list-item>
                    <text:list>
                      <text:list-item>
                        <text:p><text:span text:style-name="T2">Student bob(“Bob”, 28920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he constructor initializer list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his is such a common idiom that there is a special way to <text:span text:style-name="T1">initialize</text:span> instance <text:span text:style-name="T1">attributes</text:span>:</text:p>
                <text:list>
                  <text:list-item>
                    <text:list>
                      <text:list-item>
                        <text:p><text:span text:style-name="T6">Student(string n=””, int i=0) :</text:span><text:span text:style-name="T6"><text:line-break/></text:span><text:span text:style-name="T7">name</text:span><text:span text:style-name="T6">(</text:span><text:span text:style-name="T7">n</text:span><text:span text:style-name="T6">), </text:span><text:span text:style-name="T7">ID</text:span><text:span text:style-name="T6">(</text:span><text:span text:style-name="T7">i</text:span><text:span text:style-name="T6">) {}</text:span></text:p>
                      </text:list-item>
                    </text:list>
                  </text:list-item>
                  <text:list-item>
                    <text:p>Attrib. <text:span text:style-name="T8">name</text:span> is initialized by param <text:span text:style-name="T8">n</text:span></text:p>
                  </text:list-item>
                  <text:list-item>
                    <text:p>Attrib. <text:span text:style-name="T8">ID</text:span> is initialized by param<text:span text:style-name="T9"> </text:span><text:span text:style-name="T8">i</text:span></text:p>
                  </text:list-item>
                  <text:list-item>
                    <text:p>Constructor <text:span text:style-name="T1">body</text:span> can be empty now!</text:p>
                  </text:list-item>
                </text:list>
              </text:list-item>
              <text:list-item>
                <text:p>More precisely, the <text:span text:style-name="T1">constructor</text:span> for <text:span text:style-name="T9">string name</text:span> is called, with <text:span text:style-name="T8">n</text:span> passed as an argument: like</text:p>
                <text:list>
                  <text:list-item>
                    <text:list>
                      <text:list-item>
                        <text:p><text:span text:style-name="T6">string </text:span><text:span text:style-name="T7">name</text:span><text:span text:style-name="T6">(</text:span><text:span text:style-name="T7">n</text:span><text:span text:style-name="T6">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6cm" svg:height="2.927cm" svg:x="1cm" svg:y="0.462cm" presentation:class="title" presentation:user-transformed="true">
          <draw:text-box>
            <text:p>Constructor initializer and const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he constructor initializer list is useful to set an instance <text:span text:style-name="T1">attribute</text:span> that's declared <text:span text:style-name="T1">const</text:span>:</text:p>
                <text:list>
                  <text:list-item>
                    <text:list>
                      <text:list-item>
                        <text:p><text:span text:style-name="T2">class Student {</text:span></text:p>
                        <text:list>
                          <text:list-item>
                            <text:list>
                              <text:list-item>
                                <text:p><text:span text:style-name="T3">const</text:span><text:span text:style-name="T2"> int ID;</text:span><text:span text:style-name="T2"><text:tab/></text:span><text:span text:style-name="T2"><text:tab/></text:span><text:span text:style-name="T2"><text:tab/></text:span><text:span text:style-name="T10">// can't change ID</text:span></text:p>
                              </text:list-item>
                            </text:list>
                          </text:list-item>
                          <text:list-item>
                            <text:p><text:span text:style-name="T2">public:</text:span></text:p>
                            <text:list>
                              <text:list-item>
                                <text:p><text:span text:style-name="T2">Student(int i=0) : </text:span><text:span text:style-name="T3">ID(i)</text:span><text:span text:style-name="T2"> {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9">ID</text:span> is set at <text:span text:style-name="T1">instantiation</text:span> (via initializer list),<text:line-break/>but can't be <text:span text:style-name="T1">changed</text:span> after tha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Calling superclass constructor</text:p>
          </draw:text-box>
        </draw:frame>
        <draw:frame presentation:style-name="pr6" draw:layer="layout" svg:width="25.199cm" svg:height="14.635cm" svg:x="1.4cm" svg:y="4.507cm" presentation:class="outline" presentation:user-transformed="true">
          <draw:text-box>
            <text:list text:style-name="L2">
              <text:list-item>
                <text:p>The same syntax is used when a constructor wants to call its <text:span text:style-name="T1">superclass constructor</text:span>:</text:p>
                <text:list>
                  <text:list-item>
                    <text:p><text:span text:style-name="T1">First</text:span> setup superclass stuff,<text:line-break/><text:span text:style-name="T1">then</text:span> setup our subclass-specific stuff</text:p>
                    <text:list>
                      <text:list-item>
                        <text:p><text:span text:style-name="T4">class Student : TWUPerson {</text:span></text:p>
                        <text:list>
                          <text:list-item>
                            <text:list>
                              <text:list-item>
                                <text:p><text:span text:style-name="T4">const int ID;</text:span></text:p>
                              </text:list-item>
                            </text:list>
                          </text:list-item>
                          <text:list-item>
                            <text:p><text:span text:style-name="T4">public:</text:span></text:p>
                            <text:list>
                              <text:list-item>
                                <text:p><text:span text:style-name="T4">Student(string name=””, int i=0) : </text:span><text:span text:style-name="T5">TWUPerson</text:span><text:span text:style-name="T4">(</text:span><text:span text:style-name="T5">name</text:span><text:span text:style-name="T4">), ID(i) {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  <text:list-item>
                    <text:p>(Assume <text:span text:style-name="T9">TWUPerson</text:span> has a constructor that takes a string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Exceptions for error handling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Recall that <text:span text:style-name="T1">exceptions</text:span> are used for indicating runtime <text:span text:style-name="T1">errors</text:span></text:p>
                <text:list>
                  <text:list-item>
                    <text:p>Incorrect user <text:span text:style-name="T1">input </text:span><text:span text:style-name="T11">or</text:span><text:span text:style-name="T1"> parameters</text:span></text:p>
                  </text:list-item>
                  <text:list-item>
                    <text:p>No <text:span text:style-name="T1">memory</text:span>, disk space, <text:span text:style-name="T1">permissions</text:span>, etc.</text:p>
                  </text:list-item>
                </text:list>
              </text:list-item>
              <text:list-item>
                <text:p>When an exception is <text:span text:style-name="T1">thrown</text:span>:</text:p>
                <text:list>
                  <text:list-item>
                    <text:p>Execution of the current block is <text:span text:style-name="T1">terminated</text:span></text:p>
                  </text:list-item>
                  <text:list-item>
                    <text:p>Search for the nearest exception <text:span text:style-name="T1">handler</text:span></text:p>
                    <text:list>
                      <text:list-item>
                        <text:p><text:span text:style-name="T12">Search enclosing </text:span><text:span text:style-name="T13">blocks</text:span><text:span text:style-name="T12"> (</text:span><text:span text:style-name="T6">{}</text:span><text:span text:style-name="T12">)</text:span></text:p>
                      </text:list-item>
                      <text:list-item>
                        <text:p><text:span text:style-name="T12">Search down the</text:span><text:span text:style-name="T13"> call-stack</text:span><text:span text:style-name="T12"><text:line-break/></text:span><text:span text:style-name="T12">(what code invoked the current func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C++ exception syntax</text:p>
          </draw:text-box>
        </draw:frame>
        <draw:frame presentation:style-name="pr6" draw:layer="layout" svg:width="25.199cm" svg:height="16.413cm" svg:x="1.4cm" svg:y="4.507cm" presentation:class="outline" presentation:user-transformed="true">
          <draw:text-box>
            <text:list text:style-name="L2">
              <text:list-item>
                <text:p>In C++, <text:span text:style-name="T1">any object</text:span> may serve as an exception:</text:p>
                <text:list>
                  <text:list-item>
                    <text:list>
                      <text:list-item>
                        <text:p><text:span text:style-name="T4">class </text:span><text:span text:style-name="T5">Error</text:span><text:span text:style-name="T4"> {</text:span><text:span text:style-name="T4"><text:tab/></text:span><text:span text:style-name="T4"><text:tab/></text:span><text:span text:style-name="T14">// small object to throw</text:span></text:p>
                        <text:list>
                          <text:list-item>
                            <text:p><text:span text:style-name="T4">const char* const txt;</text:span></text:p>
                          </text:list-item>
                        </text:list>
                      </text:list-item>
                      <text:list-item>
                        <text:p><text:span text:style-name="T4">public:</text:span></text:p>
                        <text:list>
                          <text:list-item>
                            <text:p><text:span text:style-name="T4">Error(const char* const t = 0) : txt(t) {}</text:span></text:p>
                          </text:list-item>
                        </text:list>
                      </text:list-item>
                      <text:list-item>
                        <text:p><text:span text:style-name="T4">};</text:span></text:p>
                      </text:list-item>
                    </text:list>
                  </text:list-item>
                </text:list>
              </text:list-item>
              <text:list-item>
                <text:p>Exceptions are <text:span text:style-name="T1">thrown</text:span>:</text:p>
                <text:list>
                  <text:list-item>
                    <text:list>
                      <text:list-item>
                        <text:p><text:span text:style-name="T4">void </text:span><text:span text:style-name="T5">fun</text:span><text:span text:style-name="T4">() {</text:span></text:p>
                        <text:list>
                          <text:list-item>
                            <text:p><text:span text:style-name="T4">Error newErr(“oops!”);</text:span></text:p>
                          </text:list-item>
                          <text:list-item>
                            <text:p><text:span text:style-name="T5">throw</text:span><text:span text:style-name="T4"> newErr;</text:span><text:span text:style-name="T4"><text:tab/></text:span><text:span text:style-name="T4"><text:tab/></text:span><text:span text:style-name="T4"><text:tab/></text:span><text:span text:style-name="T14">// throw an object</text:span></text:p>
                          </text:list-item>
                          <text:list-item>
                            <text:p><text:span text:style-name="T5">throw</text:span><text:span text:style-name="T4"> Error(“oops!”);</text:span><text:span text:style-name="T4"><text:tab/></text:span><text:span text:style-name="T4"><text:tab/></text:span><text:span text:style-name="T14">// equivalent</text:span></text:p>
                          </text:list-item>
                          <text:list-item>
                            <text:p><text:span text:style-name="T5">throw</text:span><text:span text:style-name="T4"> 42;</text:span><text:span text:style-name="T4"><text:tab/></text:span><text:span text:style-name="T4"><text:tab/></text:span><text:span text:style-name="T4"><text:tab/></text:span><text:span text:style-name="T4"><text:tab/></text:span><text:span text:style-name="T14">// can throw an int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Handling exceptions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Exceptions are <text:span text:style-name="T1">handled</text:span> with<text:span text:style-name="T1"> try/catch</text:span> blocks:</text:p>
                <text:list>
                  <text:list-item>
                    <text:list>
                      <text:list-item>
                        <text:p><text:span text:style-name="T4">int main() {</text:span></text:p>
                        <text:list>
                          <text:list-item>
                            <text:p><text:span text:style-name="T5">try</text:span><text:span text:style-name="T4"> {</text:span></text:p>
                            <text:list>
                              <text:list-item>
                                <text:p><text:span text:style-name="T4">fun();</text:span><text:span text:style-name="T4"><text:tab/></text:span><text:span text:style-name="T4"><text:tab/></text:span><text:span text:style-name="T14">// throws an Err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pecify the class of exception to handle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} </text:span><text:span text:style-name="T5">catch</text:span><text:span text:style-name="T4">(Error) {</text:span></text:p>
                            <text:list>
                              <text:list-item>
                                <text:p><text:span text:style-name="T4">cout &lt;&lt; “caught an Error!” &lt;&lt; endl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 <text:span text:style-name="T1">catch(...)</text:span> to handle all exceptions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} catch(</text:span><text:span text:style-name="T5">...</text:span><text:span text:style-name="T4">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irst</text:span> block that matches is use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Accessing the exception object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5">The exception handler may take a reference to the actual object that was thrown:</text:span></text:p>
                <text:list>
                  <text:list-item>
                    <text:list>
                      <text:list-item>
                        <text:p><text:span text:style-name="T4">try {</text:span></text:p>
                        <text:list>
                          <text:list-item>
                            <text:p><text:span text:style-name="T4">fun();</text:span><text:span text:style-name="T4"><text:tab/></text:span><text:span text:style-name="T4"><text:tab/></text:span><text:span text:style-name="T14">// throws an Error()</text:span></text:p>
                          </text:list-item>
                        </text:list>
                      </text:list-item>
                      <text:list-item>
                        <text:p><text:span text:style-name="T4">} catch(</text:span><text:span text:style-name="T5">Error&amp; e</text:span><text:span text:style-name="T4">) {</text:span></text:p>
                        <text:list>
                          <text:list-item>
                            <text:p><text:span text:style-name="T4">cout &lt;&lt; e.txt &lt;&lt; endl;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This is how we send </text:span><text:span text:style-name="T16">auxiliary</text:span><text:span text:style-name="T15"> information along with the excep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Re-throwing an exception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Inside an exception handler, just call <text:span text:style-name="T9">throw;</text:span> to<text:line-break/><text:span text:style-name="T1">re-raise</text:span> the current exception</text:p>
              </text:list-item>
              <text:list-item>
                <text:p>Good with the <text:span text:style-name="T1">catch-all</text:span> handler: <text:span text:style-name="T9">catch(...)</text:span></text:p>
                <text:list>
                  <text:list-item>
                    <text:p><text:span text:style-name="T1">Clean-up</text:span> our program (<text:span text:style-name="T11">free</text:span> used <text:span text:style-name="T1">memory</text:span>, close open <text:span text:style-name="T1">file</text:span> handles, etc.)</text:p>
                  </text:list-item>
                  <text:list-item>
                    <text:p>Then pass the exception on to the <text:span text:style-name="T1">call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287cm" svg:x="1cm" svg:y="0.282cm" presentation:class="title" presentation:user-transformed="true">
          <draw:text-box>
            <text:p>Caution: exception class hierarchie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Say classes <text:span text:style-name="T9">Big</text:span> and <text:span text:style-name="T9">TooMuch</text:span> are <text:span text:style-name="T1">subclasses</text:span> of class <text:span text:style-name="T9">Trouble</text:span></text:p>
              </text:list-item>
              <text:list-item>
                <text:p>A <text:span text:style-name="T9">catch(Trouble)</text:span> clause will <text:span text:style-name="T1">catch</text:span> any exceptions that are instances of <text:span text:style-name="T9">Big</text:span> or <text:span text:style-name="T9">TooMuch</text:span>, too</text:p>
              </text:list-item>
              <text:list-item>
                <text:p>=&gt; Always put the more <text:span text:style-name="T1">general</text:span> exception handlers (those that catch <text:span text:style-name="T1">superclasses</text:span>) <text:span text:style-name="T1">later</text:span> in the list</text:p>
              </text:list-item>
              <text:list-item>
                <text:p><text:span text:style-name="T9">catch(...)</text:span> should go <text:span text:style-name="T1">last</text:span> (to catch any unhandled exceptions)</text:p>
              </text:list-item>
              <text:list-item>
                <text:p>See <text:span text:style-name="T17"><text:a xlink:href="http://twu.seanho.com/09spr/cmpt166/examples/exceptions/">exceptiontest</text:a></text:span> example on our websit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andard exception classe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Any</text:span> object in C++ may be thrown, but the Standard C++ Library does include some <text:span text:style-name="T1">standard exception classes</text:span> for you to subclass:</text:p>
                <text:list>
                  <text:list-item>
                    <text:list>
                      <text:list-item>
                        <text:p><text:span text:style-name="T6">#include &lt;stdexcept&gt;</text:span></text:p>
                      </text:list-item>
                    </text:list>
                  </text:list-item>
                </text:list>
              </text:list-item>
              <text:list-item>
                <text:p>The <text:span text:style-name="T1">superclass</text:span> is <text:span text:style-name="T9">exception</text:span>; two <text:span text:style-name="T1">subclasses</text:span> include <text:span text:style-name="T9">runtime_error</text:span> and <text:span text:style-name="T9">logic_error</text:span></text:p>
                <text:list>
                  <text:list-item>
                    <text:list>
                      <text:list-item>
                        <text:p><text:span text:style-name="T6">class Error : public runtime_error { .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structors</text:span> can take a <text:span text:style-name="T9">string</text:span> argument</text:p>
                <text:list>
                  <text:list-item>
                    <text:p><text:span text:style-name="T1">Read</text:span> it using the <text:span text:style-name="T9">.what()</text:span> metho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254cm" text:min-label-width="0.381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508cm" text:min-label-width="0.381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0.762cm" text:min-label-width="0.381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1.01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1.27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1.524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1.778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2.032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2.28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2.54cm" text:min-label-width="0.38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2-06T14:31:20</dc:date>
    <meta:editing-cycles>123</meta:editing-cycles>
    <meta:editing-duration>PT127H35M28S</meta:editing-duration>
    <meta:document-statistic meta:object-count="210"/>
    <meta:user-defined meta:name="Info 1"/>
    <meta:user-defined meta:name="Info 2"/>
    <meta:user-defined meta:name="Info 3"/>
    <meta:user-defined meta:name="Info 4"/>
  </office:meta>
</office:document-meta>
</file>